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f3" svg:font-family="ff3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ed9" officeooo:paragraph-rsid="0001ced9"/>
    </style:style>
    <style:style style:name="P2" style:family="paragraph" style:parent-style-name="Standard">
      <style:text-properties officeooo:rsid="00040b44" officeooo:paragraph-rsid="00040b44"/>
    </style:style>
    <style:style style:name="P3" style:family="paragraph" style:parent-style-name="Standard">
      <style:text-properties officeooo:rsid="000565cb" officeooo:paragraph-rsid="000565cb"/>
    </style:style>
    <style:style style:name="P4" style:family="paragraph" style:parent-style-name="Standard">
      <style:text-properties officeooo:rsid="000676da" officeooo:paragraph-rsid="000676da"/>
    </style:style>
    <style:style style:name="P5" style:family="paragraph" style:parent-style-name="Standard">
      <style:text-properties officeooo:rsid="0007df41" officeooo:paragraph-rsid="0007df41"/>
    </style:style>
    <style:style style:name="P6" style:family="paragraph" style:parent-style-name="Standard">
      <style:text-properties officeooo:rsid="000863c0" officeooo:paragraph-rsid="0008b900"/>
    </style:style>
    <style:style style:name="P7" style:family="paragraph" style:parent-style-name="Standard">
      <style:text-properties style:text-position="0% 100%" officeooo:rsid="0008b900" officeooo:paragraph-rsid="0008b900"/>
    </style:style>
    <style:style style:name="P8" style:family="paragraph" style:parent-style-name="Standard">
      <style:text-properties officeooo:rsid="0001ced9" officeooo:paragraph-rsid="0001ced9"/>
    </style:style>
    <style:style style:name="P9" style:family="paragraph" style:parent-style-name="Standard">
      <style:text-properties officeooo:rsid="000c0882" officeooo:paragraph-rsid="000c0882"/>
    </style:style>
    <style:style style:name="P10" style:family="paragraph" style:parent-style-name="Standard">
      <style:text-properties officeooo:rsid="000e5568" officeooo:paragraph-rsid="000e5568"/>
    </style:style>
    <style:style style:name="T1" style:family="text">
      <style:text-properties officeooo:rsid="00040b44"/>
    </style:style>
    <style:style style:name="T2" style:family="text">
      <style:text-properties officeooo:rsid="000565cb"/>
    </style:style>
    <style:style style:name="T3" style:family="text">
      <style:text-properties officeooo:rsid="0008b900"/>
    </style:style>
    <style:style style:name="T4" style:family="text">
      <style:text-properties style:text-position="sub 58%" officeooo:rsid="0008b900"/>
    </style:style>
    <style:style style:name="T5" style:family="text">
      <style:text-properties officeooo:rsid="00101ac4"/>
    </style:style>
    <style:style style:name="T6" style:family="text">
      <style:text-properties fo:color="#c9211e" officeooo:rsid="00101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das questões <text:s/>Arquitetura de Computadores:</text:p>
      <text:p text:style-name="P1">1) Algoritmos.</text:p>
      <text:p text:style-name="P1">2) Entrada de dados, processamento e saída.</text:p>
      <text:p text:style-name="P1">3) <text:span text:style-name="T1">No processo automático a entrada, processamento e saída são realizados por uma máquina. Além de adicionar um novo passo, o armazenamento.</text:span></text:p>
      <text:p text:style-name="P2">4)São duas as partes básicas de um sistema computacional: O Hardware e o Software. <text:span text:style-name="T2">O hardware é a parte física como por exemplo a placa mãe, pentes de memória, HD e o processador. Já o software é a parte é a parte não visível, ela que faz o hardware trabalhar de forma coordenada.</text:span></text:p>
      <text:p text:style-name="P3">5)São os algarismos, números, operações matemáticas e regras para manipulação de grandezas .</text:p>
      <text:p text:style-name="P4">6)No sistema posicional cada algarismo tem um valor diferente dependendo de sua posição, já o não posicional esses algarismo tem um valor fixo independente da sua posição no número.</text:p>
      <text:p text:style-name="P5">7)A9E, AA0, AA1</text:p>
      <text:p text:style-name="P6">8)6656<text:span text:style-name="T4">7</text:span>, 0066<text:span text:style-name="T4">7</text:span>, 1066<text:span text:style-name="T4">7</text:span>, 2066<text:span text:style-name="T4">7</text:span>, 3066<text:span text:style-name="T4">7</text:span>, 4066<text:span text:style-name="T4">7</text:span>, 5066<text:span text:style-name="T4">7</text:span>, 6066<text:span text:style-name="T4">7</text:span>, 0166<text:span text:style-name="T4">7</text:span>,<text:span text:style-name="T3">1166</text:span><text:span text:style-name="T4">7</text:span><text:span text:style-name="T3">,2166</text:span><text:span text:style-name="T4">7.</text:span></text:p>
      <text:p text:style-name="P7">9)B</text:p>
      <text:p text:style-name="P1">10) Somente a letra (D) é ímpar.</text:p>
      <text:p text:style-name="P10">11)</text:p>
      <text:p text:style-name="P10">12)O Colossus entrou em operação primeiro, em Dezembro de 1943 e o ENIAC entrou em operação em Fevereiro de 1946.O Colossus foi criado para fazer criptoanálise dos códigos nazistas e <text:s/>a do ENIAC era de fazer cálculos balísticos.<text:span text:style-name="T6">FALTA A OPNIAO</text:span></text:p>
      <text:p text:style-name="P9">13)D</text:p>
      <text:p text:style-name="P9">14)E</text:p>
      <text:p text:style-name="P9">15)C</text:p>
      <text:p text:style-name="P10">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f3" svg:font-family="ff3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35:50.593000000</meta:creation-date>
    <dc:date>2019-08-14T19:18:43.300000000</dc:date>
    <meta:editing-duration>PT21M8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7" meta:word-count="197" meta:character-count="1188" meta:non-whitespace-character-count="1006"/>
  </office:meta>
</office:document-meta>
</file>